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d0a64"/>
    </style:style>
    <style:style style:name="P2" style:family="paragraph" style:parent-style-name="Standard">
      <style:text-properties officeooo:paragraph-rsid="000d3222"/>
    </style:style>
    <style:style style:name="P3" style:family="paragraph" style:parent-style-name="Standard">
      <style:text-properties officeooo:paragraph-rsid="000ece81"/>
    </style:style>
    <style:style style:name="P4" style:family="paragraph" style:parent-style-name="Standard">
      <style:text-properties officeooo:paragraph-rsid="001068bd"/>
    </style:style>
    <style:style style:name="P5" style:family="paragraph" style:parent-style-name="Standard">
      <style:text-properties officeooo:paragraph-rsid="0010c1f5"/>
    </style:style>
    <style:style style:name="P6" style:family="paragraph" style:parent-style-name="Standard">
      <style:text-properties officeooo:paragraph-rsid="0012a621"/>
    </style:style>
    <style:style style:name="P7" style:family="paragraph" style:parent-style-name="Standard">
      <style:text-properties officeooo:paragraph-rsid="001512fe"/>
    </style:style>
    <style:style style:name="P8" style:family="paragraph" style:parent-style-name="Standard">
      <style:text-properties officeooo:paragraph-rsid="00167825"/>
    </style:style>
    <style:style style:name="P9" style:family="paragraph" style:parent-style-name="Standard">
      <style:text-properties fo:font-weight="bold" officeooo:paragraph-rsid="000d3222" style:font-weight-asian="bold" style:font-weight-complex="bold"/>
    </style:style>
    <style:style style:name="P10" style:family="paragraph" style:parent-style-name="Standard">
      <style:text-properties fo:font-weight="bold" officeooo:paragraph-rsid="000ece81" style:font-weight-asian="bold" style:font-weight-complex="bold"/>
    </style:style>
    <style:style style:name="P11" style:family="paragraph" style:parent-style-name="Standard">
      <style:text-properties fo:font-weight="bold" officeooo:paragraph-rsid="001068bd" style:font-weight-asian="bold" style:font-weight-complex="bold"/>
    </style:style>
    <style:style style:name="P12" style:family="paragraph" style:parent-style-name="Standard">
      <style:text-properties fo:font-weight="bold" officeooo:paragraph-rsid="0010c1f5" style:font-weight-asian="bold" style:font-weight-complex="bold"/>
    </style:style>
    <style:style style:name="P13" style:family="paragraph" style:parent-style-name="Standard">
      <style:text-properties fo:font-weight="bold" officeooo:paragraph-rsid="0012a621" style:font-weight-asian="bold" style:font-weight-complex="bold"/>
    </style:style>
    <style:style style:name="P14" style:family="paragraph" style:parent-style-name="Standard">
      <style:text-properties fo:font-weight="bold" officeooo:paragraph-rsid="001512fe" style:font-weight-asian="bold" style:font-weight-complex="bold"/>
    </style:style>
    <style:style style:name="P15" style:family="paragraph" style:parent-style-name="Standard">
      <style:text-properties officeooo:paragraph-rsid="0019ad60"/>
    </style:style>
    <style:style style:name="P16" style:family="paragraph" style:parent-style-name="Standard">
      <style:text-properties fo:font-weight="bold" officeooo:rsid="0019ad60" officeooo:paragraph-rsid="0019ad60" style:font-weight-asian="bold" style:font-weight-complex="bold"/>
    </style:style>
    <style:style style:name="P17" style:family="paragraph" style:parent-style-name="Standard">
      <style:text-properties fo:font-weight="bold" officeooo:rsid="001ae948" officeooo:paragraph-rsid="001ae948" style:font-weight-asian="bold" style:font-weight-complex="bold"/>
    </style:style>
    <style:style style:name="P18" style:family="paragraph" style:parent-style-name="Standard">
      <style:text-properties fo:font-weight="bold" officeooo:rsid="001ae948" officeooo:paragraph-rsid="001b1c3a" style:font-weight-asian="bold" style:font-weight-complex="bold"/>
    </style:style>
    <style:style style:name="P19" style:family="paragraph" style:parent-style-name="Standard">
      <style:text-properties officeooo:rsid="001ae948" officeooo:paragraph-rsid="001ae948"/>
    </style:style>
    <style:style style:name="T1" style:family="text">
      <style:text-properties officeooo:rsid="000d3222"/>
    </style:style>
    <style:style style:name="T2" style:family="text">
      <style:text-properties officeooo:rsid="000ea15e"/>
    </style:style>
    <style:style style:name="T3" style:family="text">
      <style:text-properties officeooo:rsid="000ece81"/>
    </style:style>
    <style:style style:name="T4" style:family="text">
      <style:text-properties officeooo:rsid="001068bd"/>
    </style:style>
    <style:style style:name="T5" style:family="text">
      <style:text-properties officeooo:rsid="0010c1f5"/>
    </style:style>
    <style:style style:name="T6" style:family="text">
      <style:text-properties officeooo:rsid="00120500"/>
    </style:style>
    <style:style style:name="T7" style:family="text">
      <style:text-properties officeooo:rsid="0012a621"/>
    </style:style>
    <style:style style:name="T8" style:family="text">
      <style:text-properties officeooo:rsid="001451bc"/>
    </style:style>
    <style:style style:name="T9" style:family="text">
      <style:text-properties officeooo:rsid="001512fe"/>
    </style:style>
    <style:style style:name="T10" style:family="text">
      <style:text-properties officeooo:rsid="001529b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67825" style:font-weight-asian="bold" style:font-weight-complex="bold"/>
    </style:style>
    <style:style style:name="T13" style:family="text">
      <style:text-properties fo:font-weight="bold" officeooo:rsid="000d3222" style:font-weight-asian="bold" style:font-weight-complex="bold"/>
    </style:style>
    <style:style style:name="T14" style:family="text">
      <style:text-properties fo:font-weight="bold" officeooo:rsid="000ece81" style:font-weight-asian="bold" style:font-weight-complex="bold"/>
    </style:style>
    <style:style style:name="T15" style:family="text">
      <style:text-properties fo:font-weight="bold" officeooo:rsid="001512fe" style:font-weight-asian="bold" style:font-weight-complex="bold"/>
    </style:style>
    <style:style style:name="T16" style:family="text">
      <style:text-properties fo:font-weight="bold" officeooo:rsid="001529b9" style:font-weight-asian="bold" style:font-weight-complex="bold"/>
    </style:style>
    <style:style style:name="T17" style:family="text">
      <style:text-properties fo:font-weight="bold" officeooo:rsid="0019ad60" style:font-weight-asian="bold" style:font-weight-complex="bold"/>
    </style:style>
    <style:style style:name="T18" style:family="text">
      <style:text-properties officeooo:rsid="001b1c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Приведите в форму не использующую ассоциативности операторов и<text:line-break/>синтаксического сахара ("сахар развернуть, расставить все скобки"):<text:line-break/><text:line-break/>* λ x y → y x x</text:p>
      <text:p text:style-name="P2"><text:span text:style-name="T11"><text:tab/></text:span><text:span text:style-name="T13">λ</text:span><text:span text:style-name="T11"> x </text:span><text:span text:style-name="T13">→ (λ </text:span><text:span text:style-name="T11">y → </text:span><text:span text:style-name="T13">((</text:span><text:span text:style-name="T11">y x</text:span><text:span text:style-name="T13">)</text:span><text:span text:style-name="T11"> x</text:span><text:span text:style-name="T13">))</text:span><text:span text:style-name="T11"><text:line-break/></text:span>* λ _ y → y (λ a _ → a)</text:p>
      <text:p text:style-name="P2"><text:span text:style-name="T11"><text:tab/>λ <text:s/></text:span><text:span text:style-name="T13">x → (λ </text:span><text:span text:style-name="T11">y → y (λ a </text:span><text:span text:style-name="T13">→( λ</text:span><text:span text:style-name="T11"> </text:span><text:span text:style-name="T13">b</text:span><text:span text:style-name="T11"> → a</text:span><text:span text:style-name="T13">))</text:span><text:span text:style-name="T11">)<text:line-break/></text:span>* λ f g x y → f (g x) y<text:line-break/><text:span text:style-name="T11"><text:tab/>λ f </text:span><text:span text:style-name="T13">→ (λ</text:span><text:span text:style-name="T11"> g </text:span><text:span text:style-name="T13">→ (λ</text:span><text:span text:style-name="T11"> x </text:span><text:span text:style-name="T13">→ (λ</text:span><text:span text:style-name="T11"> y → </text:span><text:span text:style-name="T13">((</text:span><text:span text:style-name="T11">f (g x)</text:span><text:span text:style-name="T13">)</text:span><text:span text:style-name="T11"> y</text:span><text:span text:style-name="T13">))))</text:span></text:p>
      <text:p text:style-name="P2">* λ f g h x y → f (g x) h y</text:p>
      <text:p text:style-name="P9"><text:tab/>λ f <text:span text:style-name="T1">→ (λ</text:span> g <text:span text:style-name="T1">→ (λ</text:span> h <text:span text:style-name="T1">→ (λ</text:span> x <text:s/><text:span text:style-name="T1">→ (λ </text:span>y → <text:span text:style-name="T1">(((</text:span>f (g x)<text:span text:style-name="T1">)</text:span> h<text:span text:style-name="T1">)</text:span> y<text:span text:style-name="T1">)))))</text:span></text:p>
      <text:p text:style-name="P2">* λ f g h x y → f (g x) (h y)</text:p>
      <text:p text:style-name="P9"><text:tab/>λ f <text:span text:style-name="T1">→ </text:span><text:span text:style-name="T3">(</text:span><text:span text:style-name="T1">λ</text:span> g <text:span text:style-name="T1">→ </text:span><text:span text:style-name="T3">(</text:span><text:span text:style-name="T1">λ</text:span> h <text:span text:style-name="T1">→</text:span><text:span text:style-name="T3">(</text:span><text:span text:style-name="T1">λ</text:span> x → <text:span text:style-name="T3">(</text:span><text:span text:style-name="T1">λ</text:span> y → <text:span text:style-name="T2">(</text:span>f (g x)<text:span text:style-name="T2">)</text:span>(h y<text:span text:style-name="T2">)</text:span><text:span text:style-name="T3">))))</text:span></text:p>
      <text:p text:style-name="P3">* :: a → b → c</text:p>
      <text:p text:style-name="P3"><text:span text:style-name="T11"><text:tab/></text:span><text:span text:style-name="T14">(</text:span><text:span text:style-name="T11">a → b</text:span><text:span text:style-name="T14">)</text:span><text:span text:style-name="T11"> → c<text:line-break/></text:span>* :: a → b → c → d<text:line-break/><text:span text:style-name="T11"><text:tab/> </text:span><text:span text:style-name="T14">((</text:span><text:span text:style-name="T11">a → b</text:span><text:span text:style-name="T14">)</text:span><text:span text:style-name="T11"> → c</text:span><text:span text:style-name="T14">)</text:span><text:span text:style-name="T11"> → d</text:span></text:p>
      <text:p text:style-name="P3">* :: (a → b → c) → d</text:p>
      <text:p text:style-name="P3"><text:span text:style-name="T11"><text:tab/>(</text:span><text:span text:style-name="T14">(</text:span><text:span text:style-name="T11">a → b</text:span><text:span text:style-name="T14">)</text:span><text:span text:style-name="T11"> → c) → d<text:line-break/></text:span><text:line-break/>1) Приведите в форму, использующую все возможные ассоциативности<text:line-break/>операторов и синтаксический сахар ("свернуть в сахар, убрать все<text:line-break/>лишние скобки"):<text:line-break/><text:line-break/>* λ x y → x</text:p>
      <text:p text:style-name="P3"><text:span text:style-name="T11"><text:tab/>λ x _ → x<text:line-break/></text:span>* λ x → λ y → y<text:line-break/><text:span text:style-name="T11"><text:tab/> λ _ y → y</text:span></text:p>
      <text:p text:style-name="P3">* λ x y → (λ y → ((x (λ a b → y)) y))</text:p>
      <text:p text:style-name="P10"><text:tab/> λ x _ <text:span text:style-name="T4">y</text:span> → x (λ _ _ → y) y</text:p>
      <text:p text:style-name="P4">* (λ x → x) y</text:p>
      <text:p text:style-name="P11"><text:tab/>(λ x → x) y</text:p>
      <text:p text:style-name="P4">* :: a → (b → c)</text:p>
      <text:p text:style-name="P11"><text:tab/>a → (b → c)</text:p>
      <text:p text:style-name="P4">* :: (a → b) → c</text:p>
      <text:p text:style-name="P11"><text:tab/>a → b → c</text:p>
      <text:p text:style-name="P5">* :: (a → (b → c)) → c<text:line-break/><text:tab/><text:span text:style-name="T11"> a → (b → c) → c<text:line-break/></text:span>2) Привести в нормальную форму ("некуда дальше упрощать"):<text:line-break/><text:line-break/>* y (λ x → x)</text:p>
      <text:p text:style-name="P12"><text:tab/>y (λ x → x)</text:p>
      <text:p text:style-name="P5">* (λ x → x) y</text:p>
      <text:p text:style-name="P12"><text:tab/>y</text:p>
      <text:p text:style-name="P5">* λ x y → x</text:p>
      <text:p text:style-name="P12"><text:tab/>λ x _ → x</text:p>
      <text:p text:style-name="P5">* λ x y → (λ x . x) y</text:p>
      <text:p text:style-name="P12"><text:tab/>λ _ y → <text:span text:style-name="T5">y</text:span></text:p>
      <text:p text:style-name="P5">* λ x y → y (λ x <text:span text:style-name="T5">.</text:span> x)</text:p>
      <text:p text:style-name="P12"><text:tab/>λ _ y → y (λ x <text:span text:style-name="T5">→</text:span> x)</text:p>
      <text:p text:style-name="P5">* λ x → y (λ x . x) y</text:p>
      <text:p text:style-name="P12"><text:tab/>λ x → y (λ x <text:span text:style-name="T5">→</text:span> x) y<text:line-break/><text:soft-page-break/></text:p>
      <text:p text:style-name="P5">* λ f g → (. f) . g</text:p>
      <text:p text:style-name="P12"><text:tab/>λ f g <text:span text:style-name="T6">x y</text:span> → <text:span text:style-name="T6">g x (f y)</text:span></text:p>
      <text:p text:style-name="P6">* λ f g → map (f . g), стандартный map :: (a → b) → [a] → [b]</text:p>
      <text:p text:style-name="P13"><text:tab/>λ f g <text:span text:style-name="T9">x</text:span> → map <text:span text:style-name="T9">(f (g x))</text:span></text:p>
      <text:p text:style-name="P13"><text:tab/><text:span text:style-name="T7">map</text:span><text:span text:style-name="T10">'</text:span><text:span text:style-name="T7"> </text:span><text:span text:style-name="T8">_ _</text:span><text:span text:style-name="T7"> [] = []</text:span></text:p>
      <text:p text:style-name="P13"><text:span text:style-name="T7"><text:tab/>map</text:span><text:span text:style-name="T10">'</text:span><text:span text:style-name="T7"> f </text:span><text:span text:style-name="T10">g</text:span><text:span text:style-name="T7"> (x:xs) = f </text:span><text:span text:style-name="T8">(g</text:span><text:span text:style-name="T7"> x</text:span><text:span text:style-name="T8">)</text:span><text:span text:style-name="T7"> : map</text:span><text:span text:style-name="T10">'</text:span><text:span text:style-name="T7"> </text:span><text:span text:style-name="T7">f </text:span><text:span text:style-name="T8">g</text:span><text:span text:style-name="T7"> xs</text:span></text:p>
      <text:p text:style-name="P7">* filter (λ x → True), стандартный filter :: (a → Bool) → [a] → [a]<text:line-break/><text:span text:style-name="T11"><text:tab/> filter (λ x → True)</text:span></text:p>
      <text:p text:style-name="P14"><text:tab/> <text:span text:style-name="T9">filter _ [] = []</text:span></text:p>
      <text:p text:style-name="P8"><text:span text:style-name="T15"><text:tab/> filter </text:span><text:span text:style-name="T16">f</text:span><text:span text:style-name="T15"> </text:span><text:span text:style-name="T16">(x:xs)</text:span><text:span text:style-name="T15"> = </text:span><text:span text:style-name="T16">x: filter f xs</text:span><text:span text:style-name="T11"><text:line-break/><text:line-break/></text:span>3) Напишите систему уравнений и результирующий тип для<text:line-break/><text:line-break/>* λ f g x → f (g x)</text:p>
      <text:p text:style-name="P8"><text:tab/><text:span text:style-name="T12">(a → b) → (c → a) <text:s/>→ c → b</text:span><text:line-break/>* λ f g h x → f (g (h x))</text:p>
      <text:p text:style-name="P8"><text:tab/><text:span text:style-name="T12">(b→ d) → (c → b) → (a → c) → a → d</text:span><text:span text:style-name="T11"><text:line-break/></text:span>* λ f g h x y → f (g x) (h y)</text:p>
      <text:p text:style-name="P8"><text:span text:style-name="T11"><text:tab/></text:span><text:span text:style-name="T12">(c → d → e) → (a → c) → (b → d) → a → b → e</text:span><text:span text:style-name="T11"><text:line-break/></text:span>* λ f g x → if x == 0 then f g else g</text:p>
      <text:p text:style-name="P15"><text:span text:style-name="T11"><text:tab/></text:span><text:span text:style-name="T12">(b → b) → b → Int → b</text:span><text:span text:style-name="T11"><text:line-break/></text:span><text:line-break/>4) Напишите операции вставки и удаления для следующего определения<text:line-break/>бинарного дерева поиска:<text:line-break/><text:line-break/><text:span text:style-name="T11">{-# LANGUAGE UnicodeSyntax #-}<text:line-break/>data Tree a = Leaf | Node a (Tree a) (Tree a)<text:line-break/><text:line-break/></text:span><text:span text:style-name="T17">insert :: Ord a =&gt; a -&gt; Tree a -&gt; Tree a </text:span></text:p>
      <text:p text:style-name="P16">insert x Leaf = Node x (Leaf) (Leaf) </text:p>
      <text:p text:style-name="P16">insert x (Node key left right) = if (x &lt; key) then Node key (insert x left) right else Node key left (insert x right) </text:p>
      <text:p text:style-name="P16"/>
      <text:p text:style-name="P16">merge :: Tree a -&gt; Tree a -&gt; Tree a </text:p>
      <text:p text:style-name="P16">merge Leaf t = t </text:p>
      <text:p text:style-name="P16">merge t Leaf = t </text:p>
      <text:p text:style-name="P16">merge (Node key1 l1 r1) t = Node key1 (merge l1 r1) t <text:s/></text:p>
      <text:p text:style-name="P16"/>
      <text:p text:style-name="P16"/>
      <text:p text:style-name="P16">delete :: Ord a =&gt; a -&gt; Tree a -&gt; Tree a </text:p>
      <text:p text:style-name="P16">delete x Leaf = Leaf </text:p>
      <text:p text:style-name="P16">delete x (Node key left right) <text:s/></text:p>
      <text:p text:style-name="P16"><text:tab/><text:tab/><text:tab/><text:tab/>| x == key = merge left right </text:p>
      <text:p text:style-name="P16"><text:tab/><text:tab/><text:tab/><text:tab/>| x &gt; key = Node key left (delete x right) </text:p>
      <text:p text:style-name="P15"><text:span text:style-name="T17"><text:tab/><text:tab/><text:tab/><text:tab/>| x &lt; key = Node key (delete x left) right <text:s text:c="3"/></text:span><text:span text:style-name="T11"><text:line-break/></text:span><text:line-break/>5) Напишите классы Monoid, Group, Ring, Field. Запишите ньютоновские<text:line-break/>уравнения для движения без трения с их помощью.</text:p>
      <text:p text:style-name="P15"/>
      <text:p text:style-name="P19"/>
      <text:p text:style-name="P18"><text:span text:style-name="T18">data Vector = Vector Float Float</text:span></text:p>
      <text:p text:style-name="P18"><text:soft-page-break/><text:span text:style-name="T18">mulVector :: Vector -&gt; Float -&gt; Vector</text:span></text:p>
      <text:p text:style-name="P18"><text:span text:style-name="T18">mulVector (Vector x1 y1) a = Vector (x1*a) (y1*a) </text:span></text:p>
      <text:p text:style-name="P18"><text:span text:style-name="T18"/></text:p>
      <text:p text:style-name="P18"><text:span text:style-name="T18">class Monoid a where</text:span></text:p>
      <text:p text:style-name="P18"><text:span text:style-name="T18"><text:tab/>muli :: a -&gt; a -&gt; a</text:span></text:p>
      <text:p text:style-name="P18"><text:span text:style-name="T18"><text:tab/>muliV :: a -&gt; Float -&gt; a</text:span></text:p>
      <text:p text:style-name="P18"><text:span text:style-name="T18"><text:tab/>one :: a</text:span></text:p>
      <text:p text:style-name="P18"><text:span text:style-name="T18">instance Monoid Float where</text:span></text:p>
      <text:p text:style-name="P18"><text:span text:style-name="T18"><text:tab/>muli = (*)</text:span></text:p>
      <text:p text:style-name="P18"><text:span text:style-name="T18"><text:tab/>one = 1</text:span></text:p>
      <text:p text:style-name="P18"><text:span text:style-name="T18">instance Monoid Vector where</text:span></text:p>
      <text:p text:style-name="P18"><text:span text:style-name="T18"><text:tab/>muliV = mulVector</text:span></text:p>
      <text:p text:style-name="P18"><text:span text:style-name="T18"><text:tab/>one = Vector 1 1</text:span></text:p>
      <text:p text:style-name="P18"><text:span text:style-name="T18"/></text:p>
      <text:p text:style-name="P18"><text:span text:style-name="T18">class Monoid a =&gt; Group a where</text:span></text:p>
      <text:p text:style-name="P18"><text:span text:style-name="T18"><text:tab/>inv :: a -&gt; a</text:span></text:p>
      <text:p text:style-name="P18"><text:span text:style-name="T18"/></text:p>
      <text:p text:style-name="P18"><text:span text:style-name="T18">ff :: Float -&gt; Float</text:span></text:p>
      <text:p text:style-name="P18"><text:span text:style-name="T18">ff x = 1 / x</text:span></text:p>
      <text:p text:style-name="P18"><text:span text:style-name="T18">ffV :: Vector -&gt; Vector</text:span></text:p>
      <text:p text:style-name="P18"><text:span text:style-name="T18">ffV (Vector x y) = Vector (ff x) (ff y) </text:span></text:p>
      <text:p text:style-name="P18"><text:span text:style-name="T18">instance Group Float where</text:span></text:p>
      <text:p text:style-name="P18"><text:span text:style-name="T18"><text:tab/>inv = ff </text:span></text:p>
      <text:p text:style-name="P18"><text:span text:style-name="T18"><text:s/></text:span></text:p>
      <text:p text:style-name="P18"><text:span text:style-name="T18">instance Group Vector where</text:span></text:p>
      <text:p text:style-name="P18"><text:span text:style-name="T18"><text:tab/>inv = ffV</text:span></text:p>
      <text:p text:style-name="P18"><text:span text:style-name="T18">class Monoid a =&gt; Ring a where</text:span></text:p>
      <text:p text:style-name="P18"><text:span text:style-name="T18"><text:tab/>sumV :: a -&gt; a -&gt; a</text:span></text:p>
      <text:p text:style-name="P18"><text:span text:style-name="T18"><text:tab/>inv' :: a -&gt; a</text:span></text:p>
      <text:p text:style-name="P18"><text:span text:style-name="T18"><text:tab/>nul :: a</text:span></text:p>
      <text:p text:style-name="P18"><text:span text:style-name="T18"/></text:p>
      <text:p text:style-name="P18"><text:span text:style-name="T18">ff' :: Float -&gt; Float</text:span></text:p>
      <text:p text:style-name="P18"><text:span text:style-name="T18">ff' a = -a</text:span></text:p>
      <text:p text:style-name="P18"><text:span text:style-name="T18">sumVector :: Vector -&gt; Vector -&gt; Vector</text:span></text:p>
      <text:p text:style-name="P18"><text:span text:style-name="T18">sumVector (Vector x1 y1) (Vector x2 y2) = Vector (x1 + x2) (y1 + y2)</text:span></text:p>
      <text:p text:style-name="P18"><text:span text:style-name="T18"/></text:p>
      <text:p text:style-name="P18"><text:span text:style-name="T18">ffV' :: Vector -&gt; Vector</text:span></text:p>
      <text:p text:style-name="P18"><text:span text:style-name="T18">ffV' (Vector x y) = Vector (ff' x) (ff' y)</text:span></text:p>
      <text:p text:style-name="P18"><text:span text:style-name="T18"/></text:p>
      <text:p text:style-name="P18"><text:span text:style-name="T18">instance Ring Float where</text:span></text:p>
      <text:p text:style-name="P18"><text:span text:style-name="T18"><text:tab/>sumV = (+)</text:span></text:p>
      <text:p text:style-name="P18"><text:span text:style-name="T18"><text:tab/>inv' = ff'</text:span></text:p>
      <text:p text:style-name="P18"><text:span text:style-name="T18"><text:tab/>nul = 0</text:span></text:p>
      <text:p text:style-name="P18"><text:span text:style-name="T18">instance Ring Vector where</text:span></text:p>
      <text:p text:style-name="P18"><text:span text:style-name="T18"><text:tab/>sumV = sumVector</text:span></text:p>
      <text:p text:style-name="P18"><text:span text:style-name="T18"><text:tab/>inv' = ffV'</text:span></text:p>
      <text:p text:style-name="P18"><text:span text:style-name="T18"><text:tab/>nul = Vector 0 0</text:span></text:p>
      <text:p text:style-name="P18"><text:span text:style-name="T18">class Ring a =&gt; Field a where</text:span></text:p>
      <text:p text:style-name="P18"><text:span text:style-name="T18"><text:tab/>inv'' :: a -&gt; a</text:span></text:p>
      <text:p text:style-name="P18"><text:span text:style-name="T18"/></text:p>
      <text:p text:style-name="P18"><text:span text:style-name="T18">instance Field Float where</text:span></text:p>
      <text:p text:style-name="P18"><text:span text:style-name="T18"><text:tab/>inv'' = ff</text:span></text:p>
      <text:p text:style-name="P18"><text:soft-page-break/><text:span text:style-name="T18"/></text:p>
      <text:p text:style-name="P18"><text:span text:style-name="T18">instance Field Vector where</text:span></text:p>
      <text:p text:style-name="P18"><text:span text:style-name="T18"><text:tab/>inv'' = ffV</text:span></text:p>
      <text:p text:style-name="P18"><text:span text:style-name="T18">v :: Vector -&gt; Float -&gt; Vector</text:span></text:p>
      <text:p text:style-name="P18"><text:span text:style-name="T18">v vec t = (muliV) vec (inv'' t)</text:span></text:p>
      <text:p text:style-name="P18"><text:span text:style-name="T18"/></text:p>
      <text:p text:style-name="P18"><text:span text:style-name="T18">a :: Vector -&gt; Float -&gt; Vector</text:span></text:p>
      <text:p text:style-name="P18"><text:span text:style-name="T18">a vec t = v (v vec t) t </text:span></text:p>
      <text:p text:style-name="P18"><text:span text:style-name="T18"><text:s/></text:span></text:p>
      <text:p text:style-name="P18"><text:span text:style-name="T18">s :: Vector -&gt; Vector -&gt; Vector -&gt; Float -&gt; Vector</text:span></text:p>
      <text:p text:style-name="P18"><text:span text:style-name="T18">s s0 v a t = (sumV) s0 ((sumV) ((muliV) v t) ((muliV) ((muliV) ((muliV) a t) t) (inv'' 2.0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a </meta:initial-creator>
    <meta:creation-date>2014-04-07T22:11:57</meta:creation-date>
    <dc:date>2014-04-08T14:14:27</dc:date>
    <dc:creator>Daria </dc:creator>
    <meta:editing-duration>PT3H45M45S</meta:editing-duration>
    <meta:editing-cycles>10</meta:editing-cycles>
    <meta:generator>LibreOffice/4.0.2.2$Linux_X86_64 LibreOffice_project/400m0$Build-2</meta:generator>
    <meta:document-statistic meta:table-count="0" meta:image-count="0" meta:object-count="0" meta:page-count="4" meta:paragraph-count="112" meta:word-count="1090" meta:character-count="3949" meta:non-whitespace-character-count="2858"/>
  </office:meta>
</office:document-meta>
</file>